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4" style:family="table-column">
      <style:table-column-properties fo:break-before="auto" style:column-width="1.826cm"/>
    </style:style>
    <style:style style:name="co1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794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7.761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2.884cm"/>
    </style:style>
    <style:style style:name="co16" style:family="table-column">
      <style:table-column-properties fo:break-before="auto" style:column-width="0.609cm"/>
    </style:style>
    <style:style style:name="co17" style:family="table-column">
      <style:table-column-properties fo:break-before="auto" style:column-width="2.258cm"/>
    </style:style>
    <style:style style:name="ro13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middle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border-left="none" fo:border-right="0.99pt solid #000000" fo:border-top="none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 style:data-style-name="N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top"/>
      <style:paragraph-properties fo:text-align="end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top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order-left="none" fo:border-right="none" fo:border-top="0.99pt solid #000000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top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0.99pt solid #000000" style:vertical-align="top"/>
      <style:paragraph-properties fo:text-align="end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wrap-option="wrap" fo:border="0.06pt solid #000000" style:vertical-align="top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0.99pt solid #000000" style:vertical-align="top"/>
      <style:paragraph-properties fo:text-align="end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vertical-align="middle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fo:border-bottom="none" fo:wrap-option="wrap" fo:border-left="0.99pt solid #000000" fo:border-right="none" fo:border-top="none" style:vertical-align="top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end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order-left="0.99pt solid #000000" fo:border-right="none" fo:border-top="none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style:font-name-asian="Arial1" style:font-name-complex="DejaVu Sans"/>
    </style:style>
  </office:automatic-styles>
  <office:body>
    <office:spreadsheet>
      <table:table table:name="Feuil1" table:style-name="ta4" table:print-ranges="Feuil1.B2:Feuil1.K25">
        <office:forms form:automatic-focus="false" form:apply-design-mode="false"/>
        <table:table-column table:style-name="co3" table:default-cell-style-name="ce4"/>
        <table:table-column table:style-name="co4" table:default-cell-style-name="ce9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6" table:default-cell-style-name="ce25"/>
        <table:table-column table:style-name="co14" table:number-columns-repeated="5" table:default-cell-style-name="ce3"/>
        <table:table-column table:style-name="co15" table:number-columns-repeated="239" table:default-cell-style-name="Default"/>
        <table:table-row table:style-name="ro13">
          <table:table-cell table:style-name="ce3" table:number-columns-repeated="12"/>
          <table:table-cell table:number-columns-repeated="244"/>
        </table:table-row>
        <table:table-row table:style-name="ro2">
          <table:table-cell table:style-name="ce3"/>
          <table:table-cell table:style-name="ce5" office:value-type="string" table:number-columns-spanned="10" table:number-rows-spanned="1">
            <text:p>Matrice de traçabilité des exigences</text:p>
          </table:table-cell>
          <table:covered-table-cell table:number-columns-repeated="9" table:style-name="Default"/>
          <table:table-cell table:style-name="ce19"/>
          <table:table-cell table:number-columns-repeated="244"/>
        </table:table-row>
        <table:table-row table:style-name="ro3">
          <table:table-cell/>
          <table:table-cell table:style-name="ce6" office:value-type="string" table:number-columns-spanned="10" table:number-rows-spanned="1">
            <text:p>Nom du projet: Cuiseur de riz</text:p>
            <text:p>Version: 1.2</text:p>
            <text:p>Nom du(des) réviseur(s): Israël Hallé</text:p>
            <text:p>Date : 25-03-2013</text:p>
          </table:table-cell>
          <table:covered-table-cell table:number-columns-repeated="9" table:style-name="Default"/>
          <table:table-cell table:style-name="ce20"/>
          <table:table-cell table:style-name="ce26"/>
          <table:table-cell table:number-columns-repeated="243"/>
        </table:table-row>
        <table:table-row table:style-name="ro4">
          <table:table-cell/>
          <table:table-cell table:style-name="ce7"/>
          <table:table-cell table:style-name="ce14" table:number-columns-repeated="3"/>
          <table:table-cell table:style-name="ce16" table:number-columns-repeated="5"/>
          <table:table-cell table:style-name="ce18"/>
          <table:table-cell table:style-name="ce21"/>
          <table:table-cell table:number-columns-repeated="244"/>
        </table:table-row>
        <table:table-row table:style-name="ro5">
          <table:table-cell/>
          <table:table-cell table:style-name="ce8" office:value-type="string">
            <text:p>ID</text:p>
          </table:table-cell>
          <table:table-cell table:style-name="ce8" office:value-type="string">
            <text:p>Texte du besoin</text:p>
          </table:table-cell>
          <table:table-cell table:style-name="ce8" office:value-type="string">
            <text:p>Texte de l'exigence</text:p>
          </table:table-cell>
          <table:table-cell table:style-name="ce8" office:value-type="string">
            <text:p>Méthode de vérification</text:p>
          </table:table-cell>
          <table:table-cell table:style-name="ce8" office:value-type="string">
            <text:p>ID du cas d'utilisation</text:p>
          </table:table-cell>
          <table:table-cell table:style-name="ce8" office:value-type="string">
            <text:p>Nom de l'artéfact de code</text:p>
          </table:table-cell>
          <table:table-cell table:style-name="ce8" office:value-type="string">
            <text:p>ID de la procédure de tests</text:p>
          </table:table-cell>
          <table:table-cell table:style-name="ce8" office:value-type="string">
            <text:p>Date de vérification</text:p>
          </table:table-cell>
          <table:table-cell table:style-name="ce8" office:value-type="string">
            <text:p>Nom de la personne qui a fait la vérification</text:p>
          </table:table-cell>
          <table:table-cell table:style-name="ce8" office:value-type="string">
            <text:p>Résultat de la vérification</text:p>
          </table:table-cell>
          <table:table-cell table:style-name="ce22"/>
          <table:table-cell table:style-name="ce26"/>
          <table:table-cell table:number-columns-repeated="24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B1 : Cuire le riz avec différent mode de cuisson</text:p>
          </table:table-cell>
          <table:table-cell office:value-type="string">
            <text:p>EF1 : Le cuiseur offre 4 modes de cuisson.</text:p>
          </table:table-cell>
          <table:table-cell office:value-type="string">
            <text:p>I</text:p>
          </table:table-cell>
          <table:table-cell office:value-type="string">
            <text:p>CU1</text:p>
          </table:table-cell>
          <table:table-cell office:value-type="string">
            <text:p>rcs_heating_profile.c</text:p>
          </table:table-cell>
          <table:table-cell office:value-type="string">
            <text:p>TC1, TC2, TC3, TC7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style-name="ce23"/>
          <table:table-cell table:style-name="ce26"/>
          <table:table-cell table:number-columns-repeated="24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B2 : Arrêter le cuiseur après la cuisson</text:p>
          </table:table-cell>
          <table:table-cell office:value-type="string">
            <text:p>EF2 : Le cuiseur s’arrête automatiquement à la fin d’un cycle de cuisson.</text:p>
          </table:table-cell>
          <table:table-cell office:value-type="string">
            <text:p>T</text:p>
          </table:table-cell>
          <table:table-cell office:value-type="string">
            <text:p>CU1</text:p>
          </table:table-cell>
          <table:table-cell office:value-type="string">
            <text:p>rcs_heat_state.c</text:p>
          </table:table-cell>
          <table:table-cell office:value-type="string">
            <text:p>TC1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style-name="ce24"/>
          <table:table-cell table:number-columns-repeated="244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B3 : Tremper le riz avant la cuisson</text:p>
          </table:table-cell>
          <table:table-cell office:value-type="string">
            <text:p>EF3 : Le cuiseur permet de trempage du riz pendant une heure.</text:p>
          </table:table-cell>
          <table:table-cell office:value-type="string">
            <text:p>T</text:p>
          </table:table-cell>
          <table:table-cell office:value-type="string">
            <text:p>CU2</text:p>
          </table:table-cell>
          <table:table-cell office:value-type="string">
            <text:p>rcs_soak_state.c</text:p>
          </table:table-cell>
          <table:table-cell office:value-type="string">
            <text:p>TC4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number-columns-repeated="245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B4 : Garder le riz au chaud après la cuisson</text:p>
          </table:table-cell>
          <table:table-cell office:value-type="string">
            <text:p>EF4 : Le cuiseur permet de conserver le riz au chaud pendant 4 heures.</text:p>
          </table:table-cell>
          <table:table-cell office:value-type="string">
            <text:p>T</text:p>
          </table:table-cell>
          <table:table-cell office:value-type="string">
            <text:p>CU1</text:p>
          </table:table-cell>
          <table:table-cell office:value-type="string">
            <text:p>rcs_heat_state.c</text:p>
          </table:table-cell>
          <table:table-cell office:value-type="string">
            <text:p>TC1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number-columns-repeated="245"/>
        </table:table-row>
        <table:table-row table:style-name="ro6">
          <table:table-cell/>
          <table:table-cell office:value-type="float" office:value="5">
            <text:p>5</text:p>
          </table:table-cell>
          <table:table-cell office:value-type="string">
            <text:p>B5 : Afficher le temps restant de la cuisson</text:p>
          </table:table-cell>
          <table:table-cell office:value-type="string">
            <text:p>EF5 : Le cuiseur affiche le temps qu’il reste avant de compléter un cycle de cuisson</text:p>
          </table:table-cell>
          <table:table-cell office:value-type="string">
            <text:p>D</text:p>
          </table:table-cell>
          <table:table-cell office:value-type="string">
            <text:p>CU4</text:p>
          </table:table-cell>
          <table:table-cell office:value-type="string">
            <text:p>rcs_cook_state.c</text:p>
          </table:table-cell>
          <table:table-cell office:value-type="string">
            <text:p>TC1, TC2, TC3, TC7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number-columns-repeated="245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string">
            <text:p>B6 : Indiquer l'état du cuiseur</text:p>
          </table:table-cell>
          <table:table-cell office:value-type="string">
            <text:p>EF6 : Le cuiseur affiche qu’il est en opération.</text:p>
          </table:table-cell>
          <table:table-cell office:value-type="string">
            <text:p>T</text:p>
          </table:table-cell>
          <table:table-cell office:value-type="string">
            <text:p>CU3</text:p>
          </table:table-cell>
          <table:table-cell office:value-type="string">
            <text:p>rcs_cook_state.c</text:p>
            <text:p><text:span text:style-name="T1">rcs_heat_state.c</text:span></text:p>
          </table:table-cell>
          <table:table-cell office:value-type="string">
            <text:p>TC1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number-columns-repeated="245"/>
        </table:table-row>
        <table:table-row table:style-name="ro6">
          <table:table-cell/>
          <table:table-cell office:value-type="float" office:value="7">
            <text:p>7</text:p>
          </table:table-cell>
          <table:table-cell office:value-type="string">
            <text:p>B7 : Avertir la fin de la cuisson</text:p>
          </table:table-cell>
          <table:table-cell office:value-type="string">
            <text:p>EF7 : Le cuiseur génère un signal sonore lorsqu’un cycle de cuisson se termine.</text:p>
          </table:table-cell>
          <table:table-cell office:value-type="string">
            <text:p>T</text:p>
          </table:table-cell>
          <table:table-cell office:value-type="string">
            <text:p>CU1</text:p>
          </table:table-cell>
          <table:table-cell office:value-type="string">
            <text:p>rcs_cook_state.c</text:p>
          </table:table-cell>
          <table:table-cell office:value-type="string">
            <text:p>TC1, TC2, TC3, TC7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number-columns-repeated="245"/>
        </table:table-row>
        <table:table-row table:style-name="ro7">
          <table:table-cell/>
          <table:table-cell office:value-type="float" office:value="8">
            <text:p>8</text:p>
          </table:table-cell>
          <table:table-cell office:value-type="string">
            <text:p>B8 : Cuire le riz en suivant précisément les courbes de température</text:p>
          </table:table-cell>
          <table:table-cell office:value-type="string">
            <text:p>ENF7 : Le logiciel doit être assez précis pour ne pas dépasser une marge d’erreur de 10 secondes lors de cycle de cuisson.</text:p>
          </table:table-cell>
          <table:table-cell office:value-type="string">
            <text:p>D</text:p>
          </table:table-cell>
          <table:table-cell office:value-type="string">
            <text:p>CU1</text:p>
          </table:table-cell>
          <table:table-cell office:value-type="string">
            <text:p>rcs_heating_controller.c</text:p>
          </table:table-cell>
          <table:table-cell office:value-type="string">
            <text:p>TC1, TC2, TC3, TC7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number-columns-repeated="245"/>
        </table:table-row>
        <table:table-row table:style-name="ro7">
          <table:table-cell/>
          <table:table-cell office:value-type="float" office:value="9">
            <text:p>9</text:p>
          </table:table-cell>
          <table:table-cell office:value-type="string">
            <text:p>B9 : Contrôler la température maximum</text:p>
          </table:table-cell>
          <table:table-cell office:value-type="string">
            <text:p>ENF9 : Le logiciel ne doit pas permettre des températures supérieures à 140°C.</text:p>
            <text:p/>
          </table:table-cell>
          <table:table-cell office:value-type="string">
            <text:p>S</text:p>
          </table:table-cell>
          <table:table-cell office:value-type="string">
            <text:p>CU1</text:p>
          </table:table-cell>
          <table:table-cell office:value-type="string">
            <text:p>rcs_heating_controller.c</text:p>
          </table:table-cell>
          <table:table-cell office:value-type="string">
            <text:p>TC5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number-columns-repeated="245"/>
        </table:table-row>
        <table:table-row table:style-name="ro7">
          <table:table-cell/>
          <table:table-cell office:value-type="float" office:value="10">
            <text:p>10</text:p>
          </table:table-cell>
          <table:table-cell table:style-name="ce15" office:value-type="string">
            <text:p>B10 : Ne pas chauffer lorsque la marmite n'est pas dans le cuiseur</text:p>
          </table:table-cell>
          <table:table-cell office:value-type="string">
            <text:p>ENF10 : Le logiciel ne permet pas une cuisson lorsque la marmite n'est pas dans le cuiseur.</text:p>
          </table:table-cell>
          <table:table-cell office:value-type="string">
            <text:p>T</text:p>
          </table:table-cell>
          <table:table-cell office:value-type="string">
            <text:p>CU1</text:p>
          </table:table-cell>
          <table:table-cell office:value-type="string">
            <text:p>rcs_system.c</text:p>
            <text:p>rcs_pot_removed_state.c</text:p>
          </table:table-cell>
          <table:table-cell office:value-type="string">
            <text:p>TC6</text:p>
          </table:table-cell>
          <table:table-cell office:value-type="string">
            <text:p>2013/04/08</text:p>
          </table:table-cell>
          <table:table-cell office:value-type="string">
            <text:p>Israël Hallé</text:p>
          </table:table-cell>
          <table:table-cell office:value-type="string">
            <text:p>S</text:p>
          </table:table-cell>
          <table:table-cell table:number-columns-repeated="245"/>
        </table:table-row>
        <table:table-row table:style-name="ro8" table:number-rows-repeated="5">
          <table:table-cell/>
          <table:table-cell table:style-name="ce10"/>
          <table:table-cell table:number-columns-repeated="5"/>
          <table:table-cell table:style-name="ce17"/>
          <table:table-cell table:style-name="ce10" table:number-columns-repeated="3"/>
          <table:table-cell table:number-columns-repeated="245"/>
        </table:table-row>
        <table:table-row table:style-name="ro13">
          <table:table-cell table:style-name="ce3"/>
          <table:table-cell table:style-name="ce11" table:number-columns-repeated="10"/>
          <table:table-cell table:style-name="ce3"/>
          <table:table-cell table:number-columns-repeated="244"/>
        </table:table-row>
        <table:table-row table:style-name="ro9">
          <table:table-cell table:style-name="ce3"/>
          <table:table-cell table:style-name="ce12" office:value-type="string">
            <text:p>Légende:</text:p>
          </table:table-cell>
          <table:table-cell table:style-name="ce3" table:number-columns-repeated="10"/>
          <table:table-cell table:number-columns-repeated="244"/>
        </table:table-row>
        <table:table-row table:style-name="ro13">
          <table:table-cell table:style-name="ce3"/>
          <table:table-cell table:style-name="ce13" office:value-type="string">
            <text:p>Méthodes de vérification: Test (T), Démonstration (D), Analyse (A), Simulation (S), Inspection (I)</text:p>
          </table:table-cell>
          <table:table-cell table:style-name="Default" table:number-columns-repeated="2"/>
          <table:table-cell table:style-name="ce3" table:number-columns-repeated="8"/>
          <table:table-cell table:number-columns-repeated="244"/>
        </table:table-row>
        <table:table-row table:style-name="ro13">
          <table:table-cell table:style-name="ce3"/>
          <table:table-cell table:style-name="ce13" office:value-type="string" table:number-columns-spanned="3" table:number-rows-spanned="1">
            <text:p>Date de vérification: YYYY/MM/JJ</text:p>
          </table:table-cell>
          <table:covered-table-cell table:number-columns-repeated="2" table:style-name="Default"/>
          <table:table-cell table:style-name="ce3" table:number-columns-repeated="8"/>
          <table:table-cell table:number-columns-repeated="4"/>
          <table:table-cell office:value-type="string">
            <text:p><text:s text:c="2"/></text:p>
          </table:table-cell>
          <table:table-cell table:number-columns-repeated="239"/>
        </table:table-row>
        <table:table-row table:style-name="ro13">
          <table:table-cell table:style-name="ce3"/>
          <table:table-cell table:style-name="ce13" office:value-type="string" table:number-columns-spanned="3" table:number-rows-spanned="1">
            <text:p>Résultat de la vérification: Succès (S), Échec (É)</text:p>
          </table:table-cell>
          <table:covered-table-cell table:number-columns-repeated="2" table:style-name="Default"/>
          <table:table-cell table:style-name="ce3" table:number-columns-repeated="8"/>
          <table:table-cell table:number-columns-repeated="244"/>
        </table:table-row>
        <table:table-row table:style-name="ro13">
          <table:table-cell table:style-name="ce3" table:number-columns-repeated="12"/>
          <table:table-cell table:number-columns-repeated="244"/>
        </table:table-row>
        <table:table-row table:style-name="ro8">
          <table:table-cell table:style-name="ce3" table:number-columns-repeated="12"/>
          <table:table-cell table:number-columns-repeated="244"/>
        </table:table-row>
        <table:table-row table:style-name="ro13">
          <table:table-cell table:style-name="ce3" table:number-columns-repeated="12"/>
          <table:table-cell table:number-columns-repeated="244"/>
        </table:table-row>
      </table:table>
      <table:table table:name="Feuil2" table:style-name="ta2" table:print="false">
        <office:forms form:automatic-focus="false" form:apply-design-mode="false"/>
        <table:table-column table:style-name="co14" table:number-columns-repeated="6" table:default-cell-style-name="ce2"/>
        <table:table-column table:style-name="co15" table:number-columns-repeated="250" table:default-cell-style-name="Default"/>
        <table:table-row table:style-name="ro13" table:number-rows-repeated="19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Feuil3" table:style-name="ta3" table:print="false">
        <table:table-column table:style-name="co14" table:number-columns-repeated="6" table:default-cell-style-name="ce2"/>
        <table:table-column table:style-name="co15" table:number-columns-repeated="250" table:default-cell-style-name="Default"/>
        <table:table-row table:style-name="ro13" table:number-rows-repeated="19">
          <table:table-cell table:number-columns-repeated="256"/>
        </table:table-row>
        <table:table-row table:style-name="ro1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05cm" fo:margin-right="1.905cm" style:print-page-order="ttb" style:first-page-number="continue" style:scale-to="53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00-00-00</text:date>, <text:time style:data-style-name="N2" text:time-value="0000-00-00T13:06: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8T13:09:07</dc:date>
    <meta:editing-duration>PT21M40S</meta:editing-duration>
    <meta:editing-cycles>12</meta:editing-cycles>
    <meta:generator>LibreOffice/3.6$Linux_X86_64 LibreOffice_project/360m1$Build-2</meta:generator>
    <dc:creator>isra </dc:creator>
    <meta:document-statistic meta:table-count="3" meta:cell-count="117" meta:object-count="0"/>
  </office:meta>
</office:document-meta>
</file>